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3.19mm" fo:margin-left="27.11mm" table:align="left"/>
    </style:style>
    <style:style style:name="Table1.A" style:family="table-column">
      <style:table-column-properties style:column-width="105.2mm"/>
    </style:style>
    <style:style style:name="Table1.B" style:family="table-column">
      <style:table-column-properties style:column-width="2.24mm"/>
    </style:style>
    <style:style style:name="Table1.C" style:family="table-column">
      <style:table-column-properties style:column-width="25.75mm"/>
    </style:style>
    <style:style style:name="Table1.1" style:family="table-row">
      <style:table-row-properties style:row-height="34.66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1.2" style:family="table-row">
      <style:table-row-properties style:row-height="1.29mm" fo:keep-together="auto"/>
    </style:style>
    <style:style style:name="Table1.A2" style:family="table-cell">
      <style:table-cell-properties style:vertical-align="" fo:padding="0mm" fo:border-left="none" fo:border-right="2pt solid #000001" fo:border-top="0.85pt solid #000001" fo:border-bottom="none"/>
    </style:style>
    <style:style style:name="Table1.C2" style:family="table-cell">
      <style:table-cell-properties style:vertical-align="" fo:padding="0mm" fo:border-left="2pt solid #000001" fo:border-right="none" fo:border-top="2pt solid #000001" fo:border-bottom="none"/>
    </style:style>
    <style:style style:name="Table2" style:family="table">
      <style:table-properties style:width="161.57mm" fo:margin-left="0mm" table:align="left"/>
    </style:style>
    <style:style style:name="Table2.A" style:family="table-column">
      <style:table-column-properties style:column-width="135.01mm"/>
    </style:style>
    <style:style style:name="Table2.B" style:family="table-column">
      <style:table-column-properties style:column-width="26.55mm"/>
    </style:style>
    <style:style style:name="Table2.1" style:family="table-row">
      <style:table-row-properties style:row-height="0.71mm" fo:keep-together="auto"/>
    </style:style>
    <style:style style:name="Table2.A1" style:family="table-cell">
      <style:table-cell-properties style:vertical-align="" fo:padding="0mm" fo:border="none"/>
    </style:style>
    <style:style style:name="Table2.2" style:family="table-row">
      <style:table-row-properties style:row-height="14.53mm" fo:keep-together="auto"/>
    </style:style>
    <style:style style:name="Table2.A2" style:family="table-cell">
      <style:table-cell-properties style:vertical-align="" fo:padding="0mm" fo:border-left="none" fo:border-right="1.75pt solid #000001" fo:border-top="none" fo:border-bottom="none"/>
    </style:style>
    <style:style style:name="Table2.B2" style:family="table-cell">
      <style:table-cell-properties style:vertical-align="bottom" fo:padding="0mm" fo:border-left="1.75pt solid #000001" fo:border-right="none" fo:border-top="none" fo:border-bottom="1.75pt solid #000001"/>
    </style:style>
    <style:style style:name="Table2.3" style:family="table-row">
      <style:table-row-properties style:row-height="20.34mm" fo:keep-together="auto"/>
    </style:style>
    <style:style style:name="Table2.B3" style:family="table-cell">
      <style:table-cell-properties style:vertical-align="middle" fo:padding="0mm" fo:border-left="1.75pt solid #000001" fo:border-right="none" fo:border-top="1.75pt solid #000001" fo:border-bottom="none"/>
    </style:style>
    <style:style style:name="P1" style:family="paragraph" style:parent-style-name="Standard" style:master-page-name="Standard">
      <style:paragraph-properties fo:margin-top="0.09mm" fo:margin-bottom="0mm" fo:line-height="0.35mm" style:page-number="auto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3.55mm" fo:text-align="end" style:justify-single-word="false" fo:text-indent="0mm" style:auto-text-indent="false" fo:break-before="column"/>
    </style:style>
    <style:style style:name="P5" style:family="paragraph" style:parent-style-name="Standard" style:master-page-name="">
      <style:paragraph-properties fo:margin-left="0mm" fo:margin-right="0mm" fo:margin-top="0mm" fo:margin-bottom="0mm" fo:line-height="5.03mm" fo:text-align="start" style:justify-single-word="false" fo:text-indent="0mm" style:auto-text-indent="false" style:page-number="auto"/>
    </style:style>
    <style:style style:name="P6" style:family="paragraph" style:parent-style-name="Standard">
      <style:paragraph-properties fo:margin-left="0mm" fo:margin-right="0mm" fo:margin-top="3.18mm" fo:margin-bottom="0mm" fo:line-height="83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43.7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0mm" fo:margin-top="6.35mm" fo:margin-bottom="0mm" fo:line-height="111%" fo:text-align="start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margin-top="6.35mm" fo:margin-bottom="0mm" fo:line-height="100%" fo:text-align="start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6.99mm" fo:margin-bottom="0mm" fo:line-height="100%" fo:text-align="start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</style:style>
    <style:style style:name="P14" style:family="paragraph" style:parent-style-name="Standard">
      <style:paragraph-properties fo:margin-left="0mm" fo:margin-right="0mm" fo:margin-top="8.89mm" fo:margin-bottom="0mm" fo:line-height="86%" fo:text-align="start" style:justify-single-word="false" fo:text-indent="0mm" style:auto-text-indent="false"/>
    </style:style>
    <style:style style:name="P15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</style:style>
    <style:style style:name="P16" style:family="paragraph" style:parent-style-name="Standard">
      <style:paragraph-properties fo:margin-left="0mm" fo:margin-right="8.26mm" fo:margin-top="0mm" fo:margin-bottom="0mm" fo:line-height="82%" fo:text-align="end" style:justify-single-word="false" fo:text-indent="0mm" style:auto-text-indent="false"/>
    </style:style>
    <style:style style:name="P17" style:family="paragraph" style:parent-style-name="Standard">
      <style:paragraph-properties fo:margin-left="0mm" fo:margin-right="114.3mm" fo:margin-top="5.72mm" fo:margin-bottom="0mm" fo:line-height="100%" fo:text-align="start" style:justify-single-word="false" fo:text-indent="0mm" style:auto-text-indent="false"/>
    </style:style>
    <style:style style:name="P18" style:family="paragraph" style:parent-style-name="Standard">
      <style:paragraph-properties fo:margin-left="10.16mm" fo:margin-right="0mm" fo:margin-top="6.35mm" fo:margin-bottom="0mm" fo:line-height="100%" fo:text-align="start" style:justify-single-word="false" fo:text-indent="0mm" style:auto-text-indent="false">
        <style:tab-stops>
          <style:tab-stop style:position="109.93mm" style:leader-style="dotted" style:leader-text="."/>
          <style:tab-stop style:position="159.7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.27mm" fo:margin-right="0mm" fo:margin-top="3.18mm" fo:margin-bottom="0mm" fo:line-height="100%" fo:text-align="start" style:justify-single-word="false" fo:text-indent="0mm" style:auto-text-indent="false">
        <style:tab-stops>
          <style:tab-stop style:position="93.47mm" style:leader-style="dotted" style:leader-text="."/>
          <style:tab-stop style:position="159.7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.27mm" fo:margin-right="0mm" fo:margin-top="45.72mm" fo:margin-bottom="0mm" fo:line-height="110%" fo:text-align="start" style:justify-single-word="false" fo:text-indent="0mm" style:auto-text-indent="false">
        <style:tab-stops>
          <style:tab-stop style:position="112.57mm" style:type="right"/>
        </style:tab-stops>
      </style:paragraph-properties>
    </style:style>
    <style:style style:name="P21" style:family="paragraph" style:parent-style-name="Standard">
      <style:paragraph-properties fo:margin-left="1.27mm" fo:margin-right="0mm" fo:margin-top="24.77mm" fo:margin-bottom="0mm" fo:line-height="100%" fo:text-align="start" style:justify-single-word="false" fo:text-indent="0mm" style:auto-text-indent="false">
        <style:tab-stops>
          <style:tab-stop style:position="116.31mm" style:type="right"/>
        </style:tab-stops>
      </style:paragraph-properties>
    </style:style>
    <style:style style:name="P22" style:family="paragraph" style:parent-style-name="Standard">
      <style:paragraph-properties fo:margin-left="1.27mm" fo:margin-right="0mm" fo:margin-top="32.39mm" fo:margin-bottom="0mm" fo:line-height="100%" fo:text-align="start" style:justify-single-word="false" fo:text-indent="0mm" style:auto-text-indent="false"/>
    </style:style>
    <style:style style:name="P23" style:family="paragraph" style:parent-style-name="Standard">
      <style:paragraph-properties fo:margin-left="6.35mm" fo:margin-right="0mm" fo:margin-top="6.35mm" fo:margin-bottom="0mm" fo:line-height="110%" fo:text-align="start" style:justify-single-word="false" fo:text-indent="0mm" style:auto-text-indent="false"/>
    </style:style>
    <style:style style:name="P24" style:family="paragraph" style:parent-style-name="Standard" style:list-style-name="WWNum2">
      <style:paragraph-properties fo:margin-left="6.35mm" fo:margin-right="0mm" fo:margin-top="3.18mm" fo:margin-bottom="0mm" fo:line-height="100%" fo:text-align="start" style:justify-single-word="false" fo:text-indent="0mm" style:auto-text-indent="false">
        <style:tab-stops>
          <style:tab-stop style:position="15.24mm" style:type="char" style:char="."/>
          <style:tab-stop style:position="160.02mm" style:type="right" style:leader-style="dotted" style:leader-text="."/>
        </style:tab-stops>
      </style:paragraph-properties>
    </style:style>
    <style:style style:name="P25" style:family="paragraph" style:parent-style-name="Standard" style:list-style-name="WWNum2">
      <style:paragraph-properties fo:margin-left="6.35mm" fo:margin-right="0mm" fo:margin-top="4.45mm" fo:margin-bottom="0mm" fo:line-height="100%" fo:text-align="start" style:justify-single-word="false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P26" style:family="paragraph" style:parent-style-name="Standard" style:list-style-name="WWNum4">
      <style:paragraph-properties fo:margin-left="6.35mm" fo:margin-right="0mm" fo:margin-top="4.45mm" fo:margin-bottom="0mm" fo:line-height="110%" fo:text-align="start" style:justify-single-word="false" fo:text-indent="0mm" style:auto-text-indent="false">
        <style:tab-stops>
          <style:tab-stop style:position="15.24mm" style:type="char" style:char="."/>
        </style:tab-stops>
      </style:paragraph-properties>
    </style:style>
    <style:style style:name="P27" style:family="paragraph" style:parent-style-name="Standard" style:list-style-name="WWNum3">
      <style:paragraph-properties fo:margin-left="6.35mm" fo:margin-right="0mm" fo:margin-top="3.81mm" fo:margin-bottom="0mm" fo:line-height="100%" fo:text-align="start" style:justify-single-word="false" fo:text-indent="0mm" style:auto-text-indent="false">
        <style:tab-stops>
          <style:tab-stop style:position="15.24mm" style:type="char" style:char="."/>
          <style:tab-stop style:position="160.21mm" style:type="right" style:leader-style="dotted" style:leader-text="."/>
        </style:tab-stops>
      </style:paragraph-properties>
    </style:style>
    <style:style style:name="P28" style:family="paragraph" style:parent-style-name="Standard" style:list-style-name="WWNum4">
      <style:paragraph-properties fo:margin-left="6.35mm" fo:margin-right="0mm" fo:margin-top="2.54mm" fo:margin-bottom="6.35mm" fo:line-height="100%" fo:text-align="start" style:justify-single-word="false" fo:text-indent="0mm" style:auto-text-indent="false">
        <style:tab-stops>
          <style:tab-stop style:position="15.24mm" style:type="char" style:char="."/>
        </style:tab-stops>
      </style:paragraph-properties>
    </style:style>
    <style:style style:name="P29" style:family="paragraph" style:parent-style-name="Standard">
      <style:paragraph-properties fo:margin-left="5.08mm" fo:margin-right="0mm" fo:margin-top="0.28mm" fo:margin-bottom="0mm" fo:line-height="100%" fo:text-align="start" style:justify-single-word="false" fo:text-indent="0mm" style:auto-text-indent="false" fo:padding-left="0mm" fo:padding-right="0mm" fo:padding-top="5.29mm" fo:padding-bottom="0mm" fo:border-left="none" fo:border-right="none" fo:border-top="1.36pt dotted #000001" fo:border-bottom="none">
        <style:tab-stops>
          <style:tab-stop style:position="161.04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5.08mm" fo:margin-right="0mm" fo:margin-top="0mm" fo:margin-bottom="5.72mm" fo:line-height="85%" fo:text-align="start" style:justify-single-word="false" fo:text-indent="0mm" style:auto-text-indent="false"/>
    </style:style>
    <style:style style:name="P31" style:family="paragraph" style:parent-style-name="Standard">
      <style:paragraph-properties fo:margin-left="5.08mm" fo:margin-right="0mm" fo:margin-top="8.26mm" fo:margin-bottom="0mm" fo:line-height="100%" fo:text-align="start" style:justify-single-word="false" fo:text-indent="0mm" style:auto-text-indent="false"/>
    </style:style>
    <style:style style:name="P32" style:family="paragraph" style:parent-style-name="Standard">
      <style:paragraph-properties fo:margin-left="5.08mm" fo:margin-right="0mm" fo:margin-top="4.45mm" fo:margin-bottom="0mm" fo:line-height="100%" fo:text-align="start" style:justify-single-word="false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5.08mm" fo:margin-right="0mm" fo:margin-top="0.64mm" fo:margin-bottom="0mm" fo:line-height="85%" fo:text-align="start" style:justify-single-word="false" fo:text-indent="0mm" style:auto-text-indent="false"/>
    </style:style>
    <style:style style:name="P34" style:family="paragraph" style:parent-style-name="Standard">
      <style:paragraph-properties fo:margin-left="0mm" fo:margin-right="10.16mm" fo:margin-top="2.54mm" fo:margin-bottom="0mm" fo:line-height="5.5mm" fo:text-align="start" style:justify-single-word="false" fo:text-indent="0mm" style:auto-text-indent="false"/>
    </style:style>
    <style:style style:name="P35" style:family="paragraph" style:parent-style-name="Standard">
      <style:paragraph-properties fo:margin-left="0mm" fo:margin-right="83.93mm" fo:margin-top="0mm" fo:margin-bottom="0mm" fo:line-height="100%" fo:text-align="end" style:justify-single-word="false" fo:text-indent="0mm" style:auto-text-indent="false"/>
    </style:style>
    <style:style style:name="P36" style:family="paragraph" style:parent-style-name="Standard">
      <style:paragraph-properties fo:margin-left="0mm" fo:margin-right="8.24mm" fo:margin-top="8.89mm" fo:margin-bottom="0mm" fo:line-height="100%" fo:text-align="end" style:justify-single-word="false" fo:text-indent="0mm" style:auto-text-indent="false"/>
    </style:style>
    <style:style style:name="P37" style:family="paragraph" style:parent-style-name="Standard">
      <style:paragraph-properties fo:margin-top="0mm" fo:margin-bottom="0.92mm" fo:line-height="0.35mm"/>
    </style:style>
    <style:style style:name="P38" style:family="paragraph" style:parent-style-name="Standard">
      <style:paragraph-properties fo:margin-left="0mm" fo:margin-right="7.62mm" fo:margin-top="0mm" fo:margin-bottom="0mm" fo:line-height="82%" fo:text-align="end" style:justify-single-word="false" fo:text-indent="0mm" style:auto-text-indent="false"/>
    </style:style>
    <style:style style:name="P39" style:family="paragraph" style:parent-style-name="Standard" style:list-style-name="WWNum5">
      <style:paragraph-properties fo:margin-left="13.97mm" fo:margin-right="0mm" fo:margin-top="8.89mm" fo:margin-bottom="0mm" fo:line-height="100%" fo:text-align="justify" style:justify-single-word="false" fo:text-indent="-7.62mm" style:auto-text-indent="false">
        <style:tab-stops>
          <style:tab-stop style:position="13.97mm" style:type="char" style:char="."/>
        </style:tab-stops>
      </style:paragraph-properties>
    </style:style>
    <style:style style:name="P40" style:family="paragraph" style:parent-style-name="Standard" style:list-style-name="WWNum5">
      <style:paragraph-properties fo:margin-left="13.97mm" fo:margin-right="0mm" fo:margin-top="4.45mm" fo:margin-bottom="0mm" fo:line-height="100%" fo:text-align="justify" style:justify-single-word="false" fo:text-indent="-7.62mm" style:auto-text-indent="false">
        <style:tab-stops>
          <style:tab-stop style:position="13.97mm" style:type="char" style:char="."/>
        </style:tab-stops>
      </style:paragraph-properties>
    </style:style>
    <style:style style:name="P41" style:family="paragraph" style:parent-style-name="Standard">
      <style:paragraph-properties fo:margin-left="13.97mm" fo:margin-right="0mm" fo:margin-top="3.81mm" fo:margin-bottom="0mm" fo:line-height="100%" fo:text-align="justify" style:justify-single-word="false" fo:text-indent="-6.35mm" style:auto-text-indent="false"/>
    </style:style>
    <style:style style:name="P42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3" style:family="paragraph" style:parent-style-name="Frame_20_contents">
      <style:paragraph-properties fo:margin-left="0mm" fo:margin-right="0mm" fo:margin-top="0mm" fo:margin-bottom="0mm" fo:line-height="86%" fo:text-align="end" style:justify-single-word="false" fo:text-indent="0mm" style:auto-text-indent="false"/>
    </style:style>
    <style:style style:name="P44" style:family="paragraph" style:parent-style-name="Frame_20_contents">
      <style:paragraph-properties fo:margin-left="0mm" fo:margin-right="33.02mm" fo:margin-top="0mm" fo:margin-bottom="0mm" fo:line-height="4.3mm" fo:text-align="start" style:justify-single-word="false" fo:text-indent="0mm" style:auto-text-indent="false"/>
    </style:style>
    <style:style style:name="P45" style:family="paragraph" style:parent-style-name="Frame_20_contents">
      <style:paragraph-properties fo:margin-left="1.27mm" fo:margin-right="0mm" fo:margin-top="0mm" fo:margin-bottom="0mm" fo:line-height="100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0.5pt" fo:letter-spacing="-0.32mm" fo:language="en" fo:country="US" fo:font-weight="bold" style:font-size-asian="10.5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fo:font-style="italic" fo:font-weight="bold" style:font-size-asian="10.5pt" style:font-style-asian="italic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5mm" fo:language="en" fo:country="US" fo:font-weight="bold" style:font-size-asian="10.5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12mm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9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35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39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-0.11mm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02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2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7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style="italic" fo:font-weight="bold" style:font-size-asian="10.5pt" style:font-style-asian="italic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4.5pt" fo:letter-spacing="0.14mm" fo:language="en" fo:country="US" fo:font-weight="bold" style:font-size-asian="14.5pt" style:font-weight-asian="bold" style:text-scale="95%"/>
    </style:style>
    <style:style style:name="T21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22" style:family="text"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T23" style:family="text"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T24" style:family="text"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T25" style:family="text"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T26" style:family="text"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T27" style:family="text">
      <style:text-properties fo:color="#000000" style:text-line-through-style="none" style:text-position="0% 100%" style:font-name="Times New Roman" fo:font-size="38.5pt" fo:letter-spacing="normal" fo:language="en" fo:country="US" fo:font-weight="bold" style:font-size-asian="38.5pt" style:font-weight-asian="bold" style:text-scale="110%"/>
    </style:style>
    <style:style style:name="T28" style:family="text">
      <style:text-properties fo:color="#000000" style:text-line-through-style="none" style:text-position="0% 100%" style:font-name="Verdana" fo:font-size="9pt" fo:letter-spacing="-0.18mm" fo:language="en" fo:country="US" fo:font-weight="bold" style:font-size-asian="9pt" style:font-weight-asian="bold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090*" fo:start-indent="0mm" fo:end-indent="4.02mm"/>
          <style:column style:rel-width="23445*" fo:start-indent="4.02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7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E COMPANIES ACT. (CHAPTER 50).<text:line-break/><text:line-break/></text:span><text:span text:style-name="T2">Section 27 (10) to (12)</text:span></text:p>
            <text:p text:style-name="P6"><text:span text:style-name="T20">APPLICATION FOR APPROVAL AND<text:line-break/><text:line-break/></text:span><text:span text:style-name="T21">RESERVATION OF NAME FOR CHANGE<text:line-break/><text:line-break/></text:span><text:span text:style-name="T22">OF NAME BY AN EXISTING 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5"><text:span text:style-name="T23">FORM</text:span></text:p>
            <text:p text:style-name="P7"><text:span text:style-name="T24">14A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16"><text:span text:style-name="T25">Folio No</text:span></text:p>
      <text:p text:style-name="P8"><text:span text:style-name="T3">Proposed Name(s) of Company:</text:span></text:p>
      <text:p text:style-name="P10"><text:span text:style-name="T4">The initials in the proposed name(s) stand for:</text:span></text:p>
      <text:p text:style-name="P17"><text:span text:style-name="T5">The Registrar of Companies, </text:span><text:span text:style-name="T6">Singapore</text:span></text:p>
      <text:p text:style-name="P18"><text:span text:style-name="T6"><text:tab/> , of<text:tab/></text:span></text:p>
      <text:p text:style-name="P19"><text:span text:style-name="T6"><text:tab/></text:span><text:span text:style-name="T5">, NRIC/Passport No<text:tab/></text:span></text:p>
      <text:p text:style-name="P9"><text:span text:style-name="T5">hereby apply with the prescribed fee of $ <text:tab/></text:span></text:p>
      <text:p text:style-name="P3"><text:span text:style-name="T8">for the approval and reservation of *the/any of the proposed name(s) for an intended change of name by:</text:span></text:p>
      <text:p text:style-name="P11"><text:span text:style-name="T3">Name of existing Company:</text:span></text:p>
      <text:p text:style-name="P12"><text:span text:style-name="T6">Company No:</text:span></text:p>
      <text:p text:style-name="P23"><text:span text:style-name="T3">I append hereunder relevant information to support the application:</text:span></text:p>
      <text:p text:style-name="P8"><text:span text:style-name="T4">1 The principal activities of the existing company are:</text:span></text:p>
      <text:list xml:id="list4236980241" text:style-name="WWNum2">
        <text:list-item>
          <text:p text:style-name="P24"><text:span text:style-name="T6"><text:tab/></text:span></text:p>
        </text:list-item>
        <text:list-item>
          <text:p text:style-name="P25"/>
        </text:list-item>
      </text:list>
      <text:p text:style-name="P11"><text:span text:style-name="T9">2 The reasons for the intended change are:</text:span></text:p>
      <text:list xml:id="list2188461895" text:style-name="WWNum3">
        <text:list-item>
          <text:p text:style-name="P27"><text:span text:style-name="T6"><text:tab/></text:span></text:p>
        </text:list-item>
        <text:list-item>
          <text:p text:style-name="P27"><text:span text:style-name="T6"><text:tab/></text:span></text:p>
        </text:list-item>
      </text:list>
      <text:p text:style-name="P11"><text:span text:style-name="T10">3 After the intended change the principal activities of the company:</text:span></text:p>
      <text:list xml:id="list1388918508" text:style-name="WWNum4">
        <text:list-item>
          <text:p text:style-name="P26"><text:span text:style-name="T11">will remain the same.</text:span></text:p>
        </text:list-item>
        <text:list-item>
          <text:p text:style-name="P28"><text:span text:style-name="T12">will be changed to —</text:span></text:p>
        </text:list-item>
      </text:list>
      <text:p text:style-name="P29"><text:span text:style-name="T6">and identified/coded as <text:tab/></text:span><text:span text:style-name="T5">in the Singapore Standard Industrial</text:span></text:p>
      <text:p text:style-name="P30"><text:span text:style-name="T5">Classification.</text:span></text:p>
      <text:p text:style-name="Standard"/>
      <text:section text:style-name="Sect1" text:name="TextSection">
        <text:p text:style-name="P5"><text:span text:style-name="T13">Lodged in the office of the Registrar of Companies by </text:span><text:span text:style-name="T6">Name:</text:span></text:p>
        <text:p text:style-name="P13"><text:span text:style-name="T6">Address:</text:span></text:p>
        <text:p text:style-name="P4"><text:span text:style-name="T6">For Official Use</text:span></text:p>
        <text:p text:style-name="P34"><draw:frame draw:style-name="fr1" text:anchor-type="paragraph" svg:x="0mm" svg:y="19.05mm" svg:width="12.82mm" svg:height="3.7mm" draw:z-index="4"><draw:text-box><text:p text:style-name="P43"><text:span text:style-name="T14">A/c No:</text:span></text:p></draw:text-box></draw:frame><draw:frame draw:style-name="fr1" text:anchor-type="paragraph" svg:x="0mm" svg:y="19.05mm" svg:width="46.36mm" svg:height="8.61mm" draw:z-index="5"><draw:text-box><text:p text:style-name="P44"><text:span text:style-name="T6">Tel No: Fax No:</text:span></text:p></draw:text-box></draw:frame><text:span text:style-name="T6">Date of Registration: Receipt No:</text:span></text:p>
        <text:p text:style-name="P13"><text:span text:style-name="T6">Checked By:</text:span></text:p>
        <text:p text:style-name="Standard"><text:soft-page-break/></text:p>
      </text:section>
      <text:p text:style-name="P42"><draw:frame draw:style-name="fr1" text:anchor-type="paragraph" svg:x="0mm" svg:y="272.15mm" svg:width="161.57mm" svg:height="2.5mm" draw:z-index="6"><draw:text-box><text:p text:style-name="P45"><text:span text:style-name="T26">Printed by Government Printers</text:span>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35"><text:span text:style-name="T7">Form 14A Continuation Sheet 1</text:span>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covered-table-cell/>
          <table:table-cell table:style-name="Table2.B2" office:value-type="string">
            <text:p text:style-name="P36"><text:span text:style-name="T28">FORM</text:span></text:p>
          </table:table-cell>
        </table:table-row>
        <table:table-row table:style-name="Table2.3">
          <table:table-cell table:style-name="Table2.A2" office:value-type="string">
            <text:p text:style-name="Standard"/>
          </table:table-cell>
          <table:table-cell table:style-name="Table2.B3" office:value-type="string">
            <text:p text:style-name="P2"><text:span text:style-name="T27">14A</text:span></text:p>
          </table:table-cell>
        </table:table-row>
      </table:table>
      <text:p text:style-name="P37"/>
      <text:p text:style-name="P38"><text:span text:style-name="T25">Folio No</text:span></text:p>
      <text:p text:style-name="P31"><text:span text:style-name="T6">(b)</text:span></text:p>
      <text:p text:style-name="P32"><text:span text:style-name="T6">and identified/coded as <text:tab/></text:span><text:span text:style-name="T15"> in the Singapore Standard Industrial</text:span></text:p>
      <text:p text:style-name="P33"><text:span text:style-name="T16">Classification.</text:span></text:p>
      <text:p text:style-name="P14"><text:span text:style-name="T17">4 I declare that:</text:span></text:p>
      <text:list xml:id="list1114141761" text:style-name="WWNum5">
        <text:list-item>
          <text:p text:style-name="P39"><text:span text:style-name="T16">the proposed name is or includes the trade mark/patent name of a product/name of a company </text:span><text:span text:style-name="T13">existing elsewhere and that I have the written consent (to be produced) of the owner of the trade </text:span><text:span text:style-name="T10">mark/patent or the company for the use of the name.</text:span></text:p>
        </text:list-item>
        <text:list-item>
          <text:p text:style-name="P40"><text:span text:style-name="T5">to the best of my knowledge and belief the proposed name is not or does not include the trade </text:span><text:span text:style-name="T6">mark or patent name of any product and that it is not or does not include the name of any company existing elsewhere.</text:span></text:p>
        </text:list-item>
      </text:list>
      <text:p text:style-name="P41"><text:span text:style-name="T18">(c) </text:span><text:span text:style-name="T19">I will change the name of the existing company again when directed to do so by the Registrar of </text:span><text:span text:style-name="T14">Companies at any time if it is subsequently disclosed that the name to which the existing </text:span><text:span text:style-name="T13">company has changed is or includes the trade mark/patent name of any product or the name of a </text:span><text:span text:style-name="T8">company existing elsewhere and I do not have the consent of the owner of the trade mark/patent </text:span><text:span text:style-name="T9">or the company for the use of the name.</text:span></text:p>
      <text:p text:style-name="P20"><text:span text:style-name="T13">Signature of applicant:<text:tab/></text:span><text:span text:style-name="T6">Name of Company/Firm:</text:span></text:p>
      <text:p text:style-name="P21"><text:span text:style-name="T13">Name of applicant:<text:tab/></text:span><text:span text:style-name="T6">Address of Company/Firm:</text:span></text:p>
      <text:p text:style-name="P22"><text:span text:style-name="T25">*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fo:font-weight="bold" style:font-size-asian="10.5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35mm" fo:language="en" fo:country="US" fo:font-weight="bold" style:font-size-asian="10.5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10.5pt" fo:letter-spacing="-0.07mm" fo:language="en" fo:country="US" fo:font-weight="bold" style:font-size-asian="10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" style:num-prefix="*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63mm" fo:margin-bottom="10.28mm" fo:margin-left="24.55mm" fo:margin-right="23.04mm" style:writing-mode="lr-tb" style:layout-grid-color="#c0c0c0" style:layout-grid-lines="2713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92mm" fo:margin-bottom="3.07mm" fo:margin-left="24.24mm" fo:margin-right="23.35mm" style:writing-mode="lr-tb" style:layout-grid-color="#c0c0c0" style:layout-grid-lines="276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47" meta:word-count="381" meta:character-count="2166" meta:non-whitespace-character-count="1820"/>
    <meta:generator>LibreOffice/3.5$Linux_X86_64 LibreOffice_project/350m1$Build-2</meta:generator>
  </office:meta>
</office:document-meta>
</file>